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5"/>
    <style:style style:name="P3" style:family="paragraph" style:parent-style-name="Standard" style:list-style-name="L6"/>
    <style:style style:name="P4" style:family="paragraph" style:parent-style-name="Standard" style:list-style-name="L7"/>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10 Pitch"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Nombre</text:span>: mover.sh</text:p>
      <text:p text:style-name="Standard"/>
      <text:p text:style-name="Standard"><text:span text:style-name="T5">Tipo</text:span>: Solicitado</text:p>
      <text:p text:style-name="Standard"/>
      <text:p text:style-name="Standard">Parámetros:</text:p>
      <text:list text:style-name="L3">
        <text:list-item>
          <text:p text:style-name="P1">Archivo origen</text:p>
        </text:list-item>
        <text:list-item>
          <text:p text:style-name="P1">Archivo ó Directorio destino</text:p>
        </text:list-item>
        <text:list-item>
          <text:p text:style-name="P1">Archivo de log del comando que la invoca (Opcional)</text:p>
        </text:list-item>
        <text:list-item>
          <text:p text:style-name="P1">Información Adicional (Opcional)</text:p>
        </text:list-item>
      </text:list>
      <text:p text:style-name="Standard"/>
      <text:p text:style-name="Standard"><text:span text:style-name="T5">Ejemplos de Invocación</text:span>:</text:p>
      <text:p text:style-name="Standard"/>
      <text:list text:style-name="L4">
        <text:list-item>
          <text:p>$ ./mover.sh foo my_user/bar/</text:p>
        </text:list-item>
      </text:list>
      <text:p text:style-name="Standard"><text:tab/>Mueve el archivo foo hacia el directorio my_user/bar y lo guarda con nombre foo. Si ya existe un foo dentro de ese directorio, lo guarda en my_user/bar/dup/ agregándole una extensión de la forma .nnn (ej: .000, .123, .655). Si el directorio dup no existe, lo crea. Al no haber recibido el tercer parámetro, loggea todo por la salida standard.</text:p>
      <text:p text:style-name="Standard"/>
      <text:list text:style-name="L5">
        <text:list-item>
          <text:p text:style-name="P2">$ ./mover.sh foo my_user/bar/oof logger</text:p>
        </text:list-item>
      </text:list>
      <text:p text:style-name="Standard"><text:tab/>Se comporta de igual forma que el caso anterior, sólo que esta vez le pone como nombre al archivo oof (si es que no se trata de un directorio). Además, no loggea por salida standard, sino que lo hace en el archivo logger, que glog.sh (ver más adelante) se encarga de determinar su extensión y ubicación.</text:p>
      <text:p text:style-name="Standard"/>
      <text:list text:style-name="L5">
        <text:list-item>
          <text:p text:style-name="P2">$ ./mover.sh foo my_user/bar/oof logger “Muevo un archivo”</text:p>
        </text:list-item>
      </text:list>
      <text:p text:style-name="Standard"><text:tab/>Se comporta de igual forma que el caso anterior, pero esta vez cuando se mueve correctamente el archivo se loggea además del mensaje que informa el satisfactorio movimiento, la información adicional recibida por parámetro.</text:p>
      <text:p text:style-name="Standard"/>
      <text:p text:style-name="Standard"><text:span text:style-name="T5">Archivos de Input</text:span>:</text:p>
      <text:list text:style-name="L6">
        <text:list-item>
          <text:p text:style-name="P3">Archivo Origen. Es el definido como primer parámetro. Es el archivo que se desea mover.</text:p>
        </text:list-item>
      </text:list>
      <text:p text:style-name="Standard"/>
      <text:p text:style-name="Standard"><text:span text:style-name="T5">Archivos de Output</text:span>:</text:p>
      <text:list text:style-name="L7">
        <text:list-item>
          <text:p text:style-name="P4">Archivo Destino. Es el definido como segundo parámetro. Es el archivo que queda tras el movimiento.</text:p>
        </text:list-item>
        <text:list-item>
          <text:p text:style-name="P4">Archivo de log del comando que la invoca. Es el definido como tercer parámetro. Sólo aparece cuando se recibe el tercer parámetro.</text:p>
        </text:list-item>
      </text:list>
      <text:p text:style-name="P5"/>
      <text:p text:style-name="P5"><text:span text:style-name="T5">Código</text:span>:</text:p>
      <text:p text:style-name="P5"/>
      <text:p text:style-name="P6">#!/bin/bash</text:p>
      <text:p text:style-name="P6"/>
      <text:p text:style-name="P6">#$1 = Origen</text:p>
      <text:p text:style-name="P6">#$2 = Destino</text:p>
      <text:p text:style-name="P6">#$3 (Opcional) = Archivo de log del comando que la invoca</text:p>
      <text:p text:style-name="P6">#$4 (Opcional) = Información adicional</text:p>
      <text:p text:style-name="P6"/>
      <text:p text:style-name="P6">GLOG=./glog.sh</text:p>
      <text:p text:style-name="P6"><text:soft-page-break/></text:p>
      <text:p text:style-name="P6">if [ $# -lt 2 ]</text:p>
      <text:p text:style-name="P6">then</text:p>
      <text:p text:style-name="P6"><text:tab/>$GLOG /dev/stdout "Cantidad de parametros invalida" MOVER</text:p>
      <text:p text:style-name="P6"><text:tab/>exit 1</text:p>
      <text:p text:style-name="P6">elif [ $# -gt 2 ]</text:p>
      <text:p text:style-name="P6">then</text:p>
      <text:p text:style-name="P6"><text:tab/>ARCHIVO_LOG=$3</text:p>
      <text:p text:style-name="P6">else</text:p>
      <text:p text:style-name="P6"><text:tab/>ARCHIVO_LOG=/dev/stdout</text:p>
      <text:p text:style-name="P6">fi</text:p>
      <text:p text:style-name="P6"/>
      <text:p text:style-name="P6"/>
      <text:p text:style-name="P6">if [ -d "$2" ] #Veo si el destino es un directorio</text:p>
      <text:p text:style-name="P6">then</text:p>
      <text:p text:style-name="P6"><text:tab/>destino="$2"/`basename "$1"` #Conserva nombre de archivo original</text:p>
      <text:p text:style-name="P6">else</text:p>
      <text:p text:style-name="P6"><text:tab/>destino="$2" #Renombra archivo</text:p>
      <text:p text:style-name="P6">fi</text:p>
      <text:p text:style-name="P6"/>
      <text:p text:style-name="P6">directorio_destino=`dirname "$destino"`</text:p>
      <text:p text:style-name="P6">archivo_destino=`basename "$destino"`</text:p>
      <text:p text:style-name="P6"/>
      <text:p text:style-name="P6">if [ ! -e "$directorio_destino" ]</text:p>
      <text:p text:style-name="P6">then</text:p>
      <text:p text:style-name="P6"><text:tab/>$GLOG "$ARCHIVO_LOG" "El directorio $directorio_destino no existe" MOVER</text:p>
      <text:p text:style-name="P6"><text:tab/>exit 2</text:p>
      <text:p text:style-name="P6">fi</text:p>
      <text:p text:style-name="P6"/>
      <text:p text:style-name="P6">if [ ! -e "$1" ]</text:p>
      <text:p text:style-name="P6">then</text:p>
      <text:p text:style-name="P6"><text:tab/>$GLOG "$ARCHIVO_LOG" "El archivo origen $1 no existe" MOVER</text:p>
      <text:p text:style-name="P6"><text:tab/>exit 3</text:p>
      <text:p text:style-name="P6">fi</text:p>
      <text:p text:style-name="P6"/>
      <text:p text:style-name="P6">if [ -d "$1" ]</text:p>
      <text:p text:style-name="P6">then</text:p>
      <text:p text:style-name="P6"><text:tab/>$GLOG "$ARCHIVO_LOG" "El archivo origen $1 es un directorio" MOVER</text:p>
      <text:p text:style-name="P6"><text:tab/>exit 4</text:p>
      <text:p text:style-name="P6">fi</text:p>
      <text:p text:style-name="P6"/>
      <text:p text:style-name="P6"/>
      <text:p text:style-name="P6">#Obtengo los paths absolutos (sin .. o . intercalados) de ambos archivos, para ver si son el mismo archivo o no.</text:p>
      <text:p text:style-name="P6">cd `dirname "$1"`</text:p>
      <text:p text:style-name="P6">path1=`pwd`</text:p>
      <text:p text:style-name="P6">cd - &gt;&gt; /dev/null</text:p>
      <text:p text:style-name="P6">cd `dirname "$2"`</text:p>
      <text:p text:style-name="P6">path2=`pwd`</text:p>
      <text:p text:style-name="P6">cd - &gt;&gt; /dev/null</text:p>
      <text:p text:style-name="P6">archivo_origen_absoluto="$path1"/`basename "$1"`</text:p>
      <text:p text:style-name="P6">archivo_destino_absoluto="$path2"/`basename "$2"`</text:p>
      <text:p text:style-name="P6"/>
      <text:p text:style-name="P6">if [ "$archivo_origen_absoluto" == "$archivo_destino_absoluto" ]</text:p>
      <text:p text:style-name="P6">then</text:p>
      <text:p text:style-name="P6"><text:tab/>$GLOG "$ARCHIVO_LOG" "Destino y origen iguales" MOVER</text:p>
      <text:p text:style-name="P6"><text:tab/>exit 5</text:p>
      <text:p text:style-name="P6">fi</text:p>
      <text:p text:style-name="P6"><text:soft-page-break/></text:p>
      <text:p text:style-name="P6">if [ -e "$destino" ] #Veo si el archivo existe</text:p>
      <text:p text:style-name="P6">then</text:p>
      <text:p text:style-name="P6"><text:tab/>if [ ! -e "$directorio_destino"/dup ] #Veo si no existe el directorio dup</text:p>
      <text:p text:style-name="P6"><text:tab/>then</text:p>
      <text:p text:style-name="P6"><text:tab/><text:tab/>$GLOG "$ARCHIVO_LOG" "Creando directorio $directorio_destino/dup" MOVER</text:p>
      <text:p text:style-name="P6"><text:tab/><text:tab/>mkdir "$directorio_destino"/dup</text:p>
      <text:p text:style-name="P6"><text:tab/>elif [ ! -d "$directorio_destino"/dup ] #Chequeo si el dup existente no es un directorio</text:p>
      <text:p text:style-name="P6"><text:tab/>then</text:p>
      <text:p text:style-name="P6"><text:tab/><text:tab/>$GLOG "$ARCHIVO_LOG" "No se pudo crear directorio $directorio_destino/dup ya que existe un archivo con ese nombre" $0</text:p>
      <text:p text:style-name="P6"><text:tab/><text:tab/>exit 6</text:p>
      <text:p text:style-name="P6"><text:tab/>fi</text:p>
      <text:p text:style-name="P6"/>
      <text:p text:style-name="P6"><text:tab/>IFSOriginal=$IFS</text:p>
      <text:p text:style-name="P6"><text:tab/>IFS=$'\t\n ' #IFS default, lo setteo por las dudas que quien me invoca lo tenga cambiado</text:p>
      <text:p text:style-name="P6"><text:tab/>archivos_duplicados=($(ls -r "$directorio_destino/dup" | grep <text:s/>"^$archivo_destino\.[0-9]\{3\}$"))</text:p>
      <text:p text:style-name="P6"><text:tab/></text:p>
      <text:p text:style-name="P6"><text:tab/>if [ ${#archivos_duplicados[*]} == 0 ] #Veo si hay alguna otra duplicacion del mismo archivo</text:p>
      <text:p text:style-name="P6"><text:tab/>then</text:p>
      <text:p text:style-name="P6"><text:tab/><text:tab/>extension="000"</text:p>
      <text:p text:style-name="P6"><text:tab/>else</text:p>
      <text:p text:style-name="P6"><text:tab/><text:tab/>ultimo_archivo_duplicado=${archivos_duplicados[0]} #Es la posicion 0 porque hice ls -r (orden invertido)</text:p>
      <text:p text:style-name="P6"><text:tab/><text:tab/>IFS=. #Pongo al punto como separador</text:p>
      <text:p text:style-name="P6"><text:tab/><text:tab/>archivo_parseado=($ultimo_archivo_duplicado)</text:p>
      <text:p text:style-name="P6"><text:tab/><text:tab/>cantidad_campos=${#archivo_parseado[*]}</text:p>
      <text:p text:style-name="P6"><text:tab/><text:tab/>extension=${archivo_parseado[cantidad_campos-1]}</text:p>
      <text:p text:style-name="P6"><text:tab/><text:tab/>IFS=$IFSOriginal #Reestablezco el separador original</text:p>
      <text:p text:style-name="P6"><text:tab/><text:tab/>extension=`expr $extension + 1`</text:p>
      <text:p text:style-name="P6"><text:tab/><text:tab/></text:p>
      <text:p text:style-name="P6"><text:tab/><text:tab/>if [ $extension -lt 10 ]</text:p>
      <text:p text:style-name="P6"><text:tab/><text:tab/>then</text:p>
      <text:p text:style-name="P6"><text:tab/><text:tab/><text:tab/>extension="00$extension"</text:p>
      <text:p text:style-name="P6"><text:tab/><text:tab/>elif [ $extension -lt 100 ]</text:p>
      <text:p text:style-name="P6"><text:tab/><text:tab/>then</text:p>
      <text:p text:style-name="P6"><text:tab/><text:tab/><text:tab/>extension="0$extension"</text:p>
      <text:p text:style-name="P6"><text:tab/><text:tab/>fi</text:p>
      <text:p text:style-name="P6"><text:tab/>fi</text:p>
      <text:p text:style-name="P6"><text:tab/></text:p>
      <text:p text:style-name="P6"><text:tab/>if [ $extension -gt 999 ]</text:p>
      <text:p text:style-name="P6"><text:tab/>then</text:p>
      <text:p text:style-name="P6"><text:tab/><text:tab/>$GLOG "$ARCHIVO_LOG" "No se puede mover el archivo ya que la carpeta de duplicados tiene el maximo valor posible" MOVER</text:p>
      <text:p text:style-name="P6"><text:tab/><text:tab/>exit 9</text:p>
      <text:p text:style-name="P6"><text:tab/>fi</text:p>
      <text:p text:style-name="P6"/>
      <text:p text:style-name="P6"><text:tab/>mv "$1" "$directorio_destino"/dup/"$archivo_destino"."$extension"</text:p>
      <text:p text:style-name="P6"><text:tab/>if [ $? == 0 ]</text:p>
      <text:p text:style-name="P6"><text:tab/>then</text:p>
      <text:p text:style-name="P6"><text:tab/><text:tab/>$GLOG "$ARCHIVO_LOG" "El archivo ya existia en directorio destino. Se lo guardo en $directorio_destino/dup/$archivo_destino.$extension" MOVER</text:p>
      <text:p text:style-name="P6"><text:tab/><text:tab/>exit 0 #Esta bien devolver 0 si fue mv duplicado?</text:p>
      <text:p text:style-name="P6"><text:tab/>else</text:p>
      <text:p text:style-name="P6"><text:soft-page-break/><text:tab/><text:tab/>$GLOG "$ARCHIVO_LOG" "mv lanzo error al mover el archivo" MOVER #Error inesperado</text:p>
      <text:p text:style-name="P6"><text:tab/><text:tab/>exit 7</text:p>
      <text:p text:style-name="P6"><text:tab/>fi</text:p>
      <text:p text:style-name="P6">else</text:p>
      <text:p text:style-name="P6"><text:tab/>mv "$1" "$destino"</text:p>
      <text:p text:style-name="P6"><text:tab/>resultado=$?</text:p>
      <text:p text:style-name="P6"><text:tab/>if [ $? == 0 ]</text:p>
      <text:p text:style-name="P6"><text:tab/>then</text:p>
      <text:p text:style-name="P6"><text:tab/><text:tab/>if [ $# -gt 3 ]</text:p>
      <text:p text:style-name="P6"><text:tab/><text:tab/>then</text:p>
      <text:p text:style-name="P6"><text:tab/><text:tab/><text:tab/>$GLOG "$ARCHIVO_LOG" "$4. El archivo $1 fue movido satisfactoriamente a $destino" MOVER</text:p>
      <text:p text:style-name="P6"><text:tab/><text:tab/>else</text:p>
      <text:p text:style-name="P6"><text:tab/><text:tab/><text:tab/>$GLOG "$ARCHIVO_LOG" "El archivo $1 fue movido satisfactoriamente a $destino" MOVER</text:p>
      <text:p text:style-name="P6"><text:tab/><text:tab/>fi</text:p>
      <text:p text:style-name="P6"><text:tab/><text:tab/>exit 0</text:p>
      <text:p text:style-name="P6"><text:tab/>else</text:p>
      <text:p text:style-name="P6"><text:tab/><text:tab/>$GLOG "$ARCHIVO_LOG" "mv lanzo error al mover el archivo" MOVER #Error inesperado</text:p>
      <text:p text:style-name="P6"><text:tab/><text:tab/>exit 8</text:p>
      <text:p text:style-name="P6"><text:tab/>fi</text:p>
      <text:p text:style-name="P6">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5-22T00:56:08</meta:creation-date>
    <dc:date>2008-05-22T02:08:00</dc:date>
    <meta:editing-cycles>7</meta:editing-cycles>
    <meta:editing-duration>PT1H11M52S</meta:editing-duration>
    <meta:user-defined meta:name="Info 1"/>
    <meta:user-defined meta:name="Info 2"/>
    <meta:user-defined meta:name="Info 3"/>
    <meta:user-defined meta:name="Info 4"/>
    <meta:document-statistic meta:table-count="0" meta:image-count="0" meta:object-count="0" meta:page-count="4" meta:paragraph-count="140" meta:word-count="798" meta:character-count="5005"/>
  </office:meta>
</office:document-meta>
</file>